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text-indent="0.1576in"/>
      <style:text-properties fo:font-weight="bold" style:font-weight-asian="bold" style:font-weight-complex="bold"/>
    </style:style>
    <style:style style:name="P2" style:parent-style-name="Standard" style:family="paragraph">
      <style:paragraph-properties fo:text-align="justify" fo:text-indent="0.1576in"/>
    </style:style>
    <style:style style:name="P3" style:parent-style-name="Standard" style:family="paragraph">
      <style:paragraph-properties fo:text-align="justify" fo:text-indent="0.1576in"/>
    </style:style>
    <style:style style:name="P4"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5" style:parent-style-name="Standard" style:family="paragraph">
      <style:paragraph-properties fo:text-align="justify"/>
    </style:style>
    <style:style style:name="P6" style:parent-style-name="Standard" style:family="paragraph">
      <style:paragraph-properties fo:text-align="justify" fo:text-indent="0.1576in"/>
    </style:style>
    <style:style style:name="P7" style:parent-style-name="Standard" style:family="paragraph">
      <style:paragraph-properties fo:text-align="justify" fo:text-indent="0.1576in"/>
    </style:style>
    <style:style style:name="P8" style:parent-style-name="Standard" style:family="paragraph">
      <style:paragraph-properties fo:text-align="justify" fo:text-indent="0.1576in"/>
    </style:style>
    <style:style style:name="P9" style:parent-style-name="Standard" style:family="paragraph">
      <style:paragraph-properties fo:text-align="justify" fo:text-indent="0.1576in"/>
    </style:style>
    <style:style style:name="T10" style:parent-style-name="Policepardéfaut" style:family="text">
      <style:text-properties fo:color="#000000"/>
    </style:style>
    <style:style style:name="T11" style:parent-style-name="Policepardéfaut" style:family="text">
      <style:text-properties fo:color="#000000"/>
    </style:style>
    <style:style style:name="T12" style:parent-style-name="Policepardéfaut" style:family="text">
      <style:text-properties fo:color="#000000"/>
    </style:style>
    <style:style style:name="P13" style:parent-style-name="Standard" style:family="paragraph">
      <style:paragraph-properties fo:text-align="justify" fo:text-indent="0.1576in"/>
    </style:style>
    <style:style style:name="P14"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15" style:parent-style-name="Standard" style:family="paragraph">
      <style:paragraph-properties fo:text-align="justify" fo:text-indent="0.1576in"/>
    </style:style>
    <style:style style:name="P16" style:parent-style-name="Standard" style:family="paragraph">
      <style:paragraph-properties fo:text-align="justify" fo:text-indent="0.1576in"/>
    </style:style>
    <style:style style:name="T17" style:parent-style-name="Policepardéfaut" style:family="text">
      <style:text-properties fo:color="#000000"/>
    </style:style>
    <style:style style:name="T18" style:parent-style-name="Policepardéfaut" style:family="text">
      <style:text-properties fo:color="#000000"/>
    </style:style>
    <style:style style:name="T19" style:parent-style-name="Policepardéfaut" style:family="text">
      <style:text-properties fo:color="#000000"/>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T26" style:parent-style-name="Policepardéfaut" style:family="text">
      <style:text-properties fo:color="#000000"/>
    </style:style>
    <style:style style:name="P27" style:parent-style-name="Standard" style:family="paragraph">
      <style:paragraph-properties fo:text-align="justify" fo:text-indent="0.1576in"/>
    </style:style>
    <style:style style:name="P28" style:parent-style-name="Standard" style:family="paragraph">
      <style:paragraph-properties fo:text-align="justify" fo:text-indent="0.1576in"/>
    </style:style>
    <style:style style:name="P29" style:parent-style-name="Standard" style:family="paragraph">
      <style:paragraph-properties fo:text-align="justify" fo:text-indent="0.1576in"/>
    </style:style>
    <style:style style:name="P30" style:parent-style-name="Standard" style:family="paragraph">
      <style:paragraph-properties fo:text-align="justify" fo:text-indent="0.1576in"/>
    </style:style>
    <style:style style:name="P31"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32"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33" style:parent-style-name="Standard" style:family="paragraph">
      <style:paragraph-properties fo:text-align="justify" fo:text-indent="0.1576in"/>
    </style:style>
    <style:style style:name="P34" style:parent-style-name="Standard" style:family="paragraph">
      <style:paragraph-properties fo:text-align="justify" fo:text-indent="0.1576in"/>
    </style:style>
    <style:style style:name="P35" style:parent-style-name="Standard" style:family="paragraph">
      <style:paragraph-properties fo:text-align="justify" fo:text-indent="0.1576in"/>
    </style:style>
    <style:style style:name="P36" style:parent-style-name="Standard" style:family="paragraph">
      <style:paragraph-properties fo:text-align="justify" fo:text-indent="0.1576in"/>
    </style:style>
    <style:style style:name="P37" style:parent-style-name="Standard" style:family="paragraph">
      <style:paragraph-properties fo:text-align="justify" fo:text-indent="0.1576in"/>
    </style:style>
    <style:style style:name="P38" style:parent-style-name="Standard" style:family="paragraph">
      <style:paragraph-properties fo:text-align="justify" fo:text-indent="0.1576in"/>
    </style:style>
    <style:style style:name="P39" style:parent-style-name="Standard" style:family="paragraph">
      <style:paragraph-properties fo:text-align="justify" fo:text-indent="0.1576in"/>
      <style:text-properties fo:font-weight="bold" style:font-weight-asian="bold" style:font-weight-complex="bold"/>
    </style:style>
    <style:style style:name="P40" style:parent-style-name="Standard" style:family="paragraph">
      <style:paragraph-properties fo:text-align="justify" fo:text-indent="0.1576in"/>
    </style:style>
    <style:style style:name="P41" style:parent-style-name="Standard" style:family="paragraph">
      <style:paragraph-properties fo:text-align="justify" fo:text-indent="0.1576in"/>
    </style:style>
    <style:style style:name="P42" style:parent-style-name="Standard" style:family="paragraph">
      <style:paragraph-properties fo:text-align="justify" fo:text-indent="0.1576in"/>
    </style:style>
    <style:style style:name="T43" style:parent-style-name="Policepardéfaut" style:family="text">
      <style:text-properties fo:color="#000000"/>
    </style:style>
    <style:style style:name="T44" style:parent-style-name="Policepardéfaut" style:family="text">
      <style:text-properties fo:color="#000000"/>
    </style:style>
    <style:style style:name="T45" style:parent-style-name="Policepardéfaut" style:family="text">
      <style:text-properties fo:color="#000000"/>
    </style:style>
    <style:style style:name="T46" style:parent-style-name="Policepardéfaut" style:family="text">
      <style:text-properties fo:color="#000000"/>
    </style:style>
    <style:style style:name="T47" style:parent-style-name="Policepardéfaut" style:family="text">
      <style:text-properties fo:color="#000000"/>
    </style:style>
    <style:style style:name="P48" style:parent-style-name="Standard" style:family="paragraph">
      <style:paragraph-properties fo:text-align="justify" fo:text-indent="0.1576in"/>
    </style:style>
    <style:style style:name="P49" style:parent-style-name="Standard" style:family="paragraph">
      <style:paragraph-properties fo:text-align="justify" fo:text-indent="0.1576in"/>
    </style:style>
    <style:style style:name="P50" style:parent-style-name="Standard" style:family="paragraph">
      <style:paragraph-properties fo:text-align="justify" fo:text-indent="0.1576in"/>
    </style:style>
    <style:style style:name="P51" style:parent-style-name="Standard" style:family="paragraph">
      <style:paragraph-properties fo:text-align="justify" fo:text-indent="0.1576in"/>
    </style:style>
    <style:style style:name="T52" style:parent-style-name="Policepardéfaut" style:family="text">
      <style:text-properties fo:color="#000000"/>
    </style:style>
    <style:style style:name="T53" style:parent-style-name="Policepardéfaut" style:family="text">
      <style:text-properties fo:color="#000000"/>
    </style:style>
    <style:style style:name="P54" style:parent-style-name="Standard" style:family="paragraph">
      <style:paragraph-properties fo:text-align="justify" fo:text-indent="0.1576in"/>
      <style:text-properties fo:color="#000000"/>
    </style:style>
    <style:style style:name="P55" style:parent-style-name="Standard" style:family="paragraph">
      <style:paragraph-properties fo:text-align="justify" fo:text-indent="0.1576in"/>
    </style:style>
    <style:style style:name="P56" style:parent-style-name="Standard" style:family="paragraph">
      <style:paragraph-properties fo:text-align="justify" fo:text-indent="0.1576in"/>
    </style:style>
    <style:style style:name="P57" style:parent-style-name="Standard" style:family="paragraph">
      <style:paragraph-properties fo:text-align="justify" fo:text-indent="0.1576in"/>
    </style:style>
    <style:style style:name="P58" style:parent-style-name="Standard" style:family="paragraph">
      <style:paragraph-properties fo:text-align="justify" fo:text-indent="0.1576in"/>
    </style:style>
    <style:style style:name="P59" style:parent-style-name="Standard" style:family="paragraph">
      <style:paragraph-properties fo:text-align="justify" fo:text-indent="0.1576in"/>
      <style:text-properties fo:font-weight="bold" style:font-weight-asian="bold" style:font-weight-complex="bold"/>
    </style:style>
    <style:style style:name="P60" style:parent-style-name="Standard" style:family="paragraph">
      <style:paragraph-properties fo:text-align="justify" fo:text-indent="0.1576in"/>
      <style:text-properties fo:font-weight="bold" style:font-weight-asian="bold" style:font-weight-complex="bold"/>
    </style:style>
    <style:style style:name="P61" style:parent-style-name="Standard" style:family="paragraph">
      <style:paragraph-properties fo:text-align="justify" fo:text-indent="0.1576in"/>
    </style:style>
    <style:style style:name="P62" style:parent-style-name="Standard" style:family="paragraph">
      <style:paragraph-properties fo:text-align="justify" fo:text-indent="0.1576in"/>
    </style:style>
    <style:style style:name="P63"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64"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65" style:parent-style-name="Standard" style:family="paragraph">
      <style:paragraph-properties fo:text-align="justify" fo:text-indent="0.1576in"/>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71"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72" style:parent-style-name="Standard" style:family="paragraph">
      <style:paragraph-properties fo:text-align="justify" fo:text-indent="0.1576in"/>
    </style:style>
    <style:style style:name="P73" style:parent-style-name="Standard" style:family="paragraph">
      <style:paragraph-properties fo:text-align="justify" fo:text-indent="0.1576in"/>
    </style:style>
    <style:style style:name="P74" style:parent-style-name="Standard" style:family="paragraph">
      <style:paragraph-properties fo:text-align="justify" fo:text-indent="0.1576in"/>
    </style:style>
    <style:style style:name="P75" style:parent-style-name="Standard" style:family="paragraph">
      <style:paragraph-properties fo:text-align="justify" fo:text-indent="0.1576in"/>
    </style:style>
    <style:style style:name="P76" style:parent-style-name="Standard" style:family="paragraph">
      <style:paragraph-properties fo:text-align="justify" fo:text-indent="0.1576in"/>
      <style:text-properties style:text-underline-type="single" style:text-underline-style="solid" style:text-underline-width="auto" style:text-underline-mode="continuous"/>
    </style:style>
    <style:style style:name="P77" style:parent-style-name="Standard" style:family="paragraph">
      <style:paragraph-properties fo:text-align="justify" fo:text-indent="0.1576in"/>
      <style:text-properties fo:font-weight="bold" style:font-weight-asian="bold" style:font-weight-complex="bold"/>
    </style:style>
    <style:style style:name="P78" style:parent-style-name="Standard" style:family="paragraph">
      <style:paragraph-properties fo:text-align="justify" fo:text-indent="0.1576in"/>
      <style:text-properties fo:font-weight="bold" style:font-weight-asian="bold" style:font-weight-complex="bold"/>
    </style:style>
    <style:style style:name="P79" style:parent-style-name="Standard" style:family="paragraph">
      <style:paragraph-properties fo:text-align="justify" fo:text-indent="0.1576in"/>
    </style:style>
    <style:style style:name="P80" style:parent-style-name="Standard" style:family="paragraph">
      <style:paragraph-properties fo:text-align="justify" fo:text-indent="0.1576in"/>
    </style:style>
    <style:style style:name="P81" style:parent-style-name="Standard" style:family="paragraph">
      <style:paragraph-properties fo:text-align="justify" fo:text-indent="0.1576in"/>
    </style:style>
    <style:style style:name="P82" style:parent-style-name="Textbody" style:family="paragraph">
      <style:paragraph-properties fo:text-align="justify" fo:text-indent="0.1576in"/>
    </style:style>
    <style:style style:name="P83" style:parent-style-name="Textbody" style:family="paragraph">
      <style:paragraph-properties fo:text-align="justify" fo:text-indent="0.1576in"/>
    </style:style>
    <style:style style:name="P84" style:parent-style-name="Textbody" style:family="paragraph">
      <style:paragraph-properties fo:text-align="justify" fo:text-indent="0.1576in"/>
    </style:style>
    <style:style style:name="P85" style:parent-style-name="Textbody" style:family="paragraph">
      <style:paragraph-properties fo:text-align="justify" fo:text-indent="0.1576in"/>
      <style:text-properties fo:color="#000000"/>
    </style:style>
    <style:style style:name="P86" style:parent-style-name="Textbody" style:family="paragraph">
      <style:paragraph-properties fo:text-align="justify" fo:margin-bottom="0in" style:line-height-at-least="0.2083in" fo:text-indent="0.1576in"/>
    </style:style>
    <style:style style:name="T87" style:parent-style-name="Policepardéfaut" style:family="text">
      <style:text-properties fo:color="#000000"/>
    </style:style>
    <style:style style:name="P88" style:parent-style-name="Textbody" style:family="paragraph">
      <style:paragraph-properties fo:text-align="justify" fo:margin-bottom="0in" style:line-height-at-least="0.2083in" fo:text-indent="0.1576in"/>
    </style:style>
    <style:style style:name="P89" style:parent-style-name="Standard" style:family="paragraph">
      <style:paragraph-properties fo:text-align="justify" fo:text-indent="0.1576in"/>
    </style:style>
    <style:style style:name="P90" style:parent-style-name="Standard" style:family="paragraph">
      <style:paragraph-properties fo:text-align="justify" fo:text-indent="0.1576in"/>
    </style:style>
    <style:style style:name="P91" style:parent-style-name="Standard" style:family="paragraph">
      <style:paragraph-properties fo:text-align="justify" fo:text-indent="0.1576in"/>
    </style:style>
    <style:style style:name="P92" style:parent-style-name="Standard" style:family="paragraph">
      <style:paragraph-properties fo:text-align="justify" fo:text-indent="0.1576in"/>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office:automatic-styles>
  <office:body>
    <office:text text:use-soft-page-breaks="true">
      <text:p text:style-name="P1">Pour qui ?</text:p>
      <text:p text:style-name="P2">La psychomotricité s’adresse à la personne de sa naissance à son plus grand âge.</text:p>
      <text:p text:style-name="P3"/>
      <text:p text:style-name="P4">Auprès des bébés ou des jeunes enfants :</text:p>
      <text:p text:style-name="P5"/>
      <text:p text:style-name="P6">Vous sentez votre bébé peu à l'aise dans son<text:s/>corps ? Il vous parait trop raide ou au contraire trop mou ? Cela le gène dans ses acquisitions motrices (tenue assise, déplacements quatre pattes, station debout, marche) ? Il semble fuir la relation, ses jeux sont stéréotypés et restreints ? Un handicap<text:s/>a été diagnostiqué pendant la grossesse ou à la naissance ?</text:p>
      <text:p text:style-name="P7"/>
      <text:p text:style-name="P8">Le bilan psychomoteur peut évaluer d'éventuels retards d'acquisition, vous rassurer sur les compétences psychomotrices de votre enfant, mettre en place un suivi si besoin afin d'accompagner votre<text:s/>enfant au plus près dans ses acquisitions motrices.</text:p>
      <text:p text:style-name="P9">Un suivi précoce permettra à votre enfant de faire<text:s/><text:span text:style-name="T10">les expériences sensorielles et motrices favorables à son bon développement psychomoteur et</text:span><text:span text:style-name="T11"><text:s/>d’évoluer</text:span><text:span text:style-name="T12"><text:s/>à son rythme vers l’autonomie.<text:s/></text:span></text:p>
      <text:p text:style-name="P13"/>
      <text:p text:style-name="P14">Auprès des enfants et des adolescents :</text:p>
      <text:p text:style-name="P15"/>
      <text:p text:style-name="P16">Votre enfant est maladroit ? Les apprentissages scolaires sont difficiles ? Il ne parvient pas à se concentrer sur un travail ? <text:s/>Son écriture est<text:s/><text:span text:style-name="T17">illisible,</text:span><text:span text:style-name="T18"><text:s/>trop lente</text:span><text:span text:style-name="T19"><text:s/>ou demande trop d’énergie</text:span><text:span text:style-name="T20">?<text:s/></text:span>Il ne se repère pas dans le temps et dans l'espace ? Il n'est pas bien latéralisé ? Il manque de confiance en lui ?<text:s/><text:span text:style-name="T21">Vous r</text:span><text:span text:style-name="T22">epérez chez votre enfant des difficultés de<text:s/></text:span><text:span text:style-name="T23">coordination </text:span><text:span text:style-name="T24">ou d</text:span><text:span text:style-name="T25">’</text:span><text:span text:style-name="T26">organisation ?</text:span></text:p>
      <text:p text:style-name="P27"/>
      <text:p text:style-name="P28">Le bilan psychomoteur permet de repérer les compétences et les difficultés de votre enfant afin de <text:s/>pouvoir l'aider au mieux dans son quotidien à la maison ou à l'école. Parfois, de simples conseils suffisent, d'autres fois un suivi sur plusieurs séances est nécessaire.</text:p>
      <text:p text:style-name="P29">Avec l'accord des<text:s/>parents, le psychomotricien se met en relation avec le professeur des écoles et des professionnels soignants afin d'accompagner au mieux l'enfant. Des rencontres régulières avec les parents sont proposées afin d'échanger sur l'évolution de leur enfant.</text:p>
      <text:p text:style-name="P30"/>
      <text:p text:style-name="P31">L'adulte et la personne âgée :</text:p>
      <text:p text:style-name="P32"/>
      <text:p text:style-name="P33">Vous gérez difficilement votre stress ? Une maladie bouleverse l'image portée sur vous-même et sur <text:s/>votre corps ?</text:p>
      <text:p text:style-name="P34">Avec l'âge, vous avez peur de chuter ? Vous avez du mal à vous repérer dans la semaine, dans un lieu connu ?<text:s/>Votre mémoire est défaillante ?</text:p>
      <text:p text:style-name="P35"/>
      <text:p text:style-name="P36">Le psychomotricien peut proposer un accompagnent qui permettra à la personne de se réapproprier son corps et de traverser les moments difficiles avec davantage de sérénité.</text:p>
      <text:p text:style-name="P37"/>
      <text:p text:style-name="P38"/>
      <text:p text:style-name="P39">Consultation :</text:p>
      <text:p text:style-name="P40"/>
      <text:p text:style-name="P41">Nous proposons tout d'abord, un<text:s/>temps de bilan psychomoteur qui s'effectue sur trois séances d'une heure.</text:p>
      <text:p text:style-name="P42">La première<text:s/><text:span text:style-name="T43">partie<text:s/></text:span>a lieu en présence des parents. Elle permet de faire le point sur les difficultés de l'enfant et de connaître leurs<text:s/><text:span text:style-name="T44">retentissements sur le quotidien de l'enf</text:span><text:span text:style-name="T45">ant (à l'école, à la maison, avec ses camarades...). A la fin de<text:s/></text:span><text:span text:style-name="T46">la première heure</text:span><text:span text:style-name="T47">, la<text:s/></text:span>psychomotricienne commencera le bilan avec l'enfant.</text:p>
      <text:p text:style-name="P48">Le bilan se poursuit sur la deuxième séance et sur la moitié de la troisième heure.</text:p>
      <text:p text:style-name="P49">La fin de la troisième heure permet de restituer les observations du bilan et de discuter avec l'enfant et les parents de l'éventuelle mise en place d'un suivi.</text:p>
      <text:p text:style-name="P50"/>
      <text:p text:style-name="P51">Si l'enfant est jeune ou si la séparation est trop difficile, la présence du parent peut être nécessaire lors<text:s/><text:span text:style-name="T52">pour la totalité du bilan</text:span><text:span text:style-name="T53">.</text:span></text:p>
      <text:p text:style-name="P54"/>
      <text:p text:style-name="P55">Un compte-rendu écrit sera transmis aux parents à la suite du bilan psychomoteur.</text:p>
      <text:p text:style-name="P56"/>
      <text:p text:style-name="P57">Ce n'est qu'après le bilan psychomoteur que la psychomotricienne peut évaluer la nécessité ou non d'un suivi. De simples conseils peuvent suffire pour désamorcer les difficultés rencontrées mais d'autres fois un suivi individuel de plusieurs séances est recommandé.</text:p>
      <text:p text:style-name="P58"/>
      <text:p text:style-name="P59">Ateliers de prévention</text:p>
      <text:p text:style-name="P60"/>
      <text:p text:style-name="P61">A l'intention des crèches, relais d'assistantes maternelles, des maisons de retraite...</text:p>
      <text:p text:style-name="P62"/>
      <text:p text:style-name="P63">Atelier autour de la motricité libre de l'enfant :</text:p>
      <text:p text:style-name="P64"/>
      <text:p text:style-name="P65">Il est proposé aux personnes qui travaillent auprès des jeunes enfants. Ces interventions ont pour objectifs de répondre aux questions des professionnels afin qu'elles accompagnent au mieux les enfants accueillis. La psychomotricienne propose des activités et des jeux qui favorisent la motricité libre de l'enfant, la relation à son corps et la relation à l'autre.</text:p>
      <text:p text:style-name="P66">Le contenu de ces ateliers est modifiable en fonction de la demande et des questions des professionnels. Ils se co-construisent avec eux afin de répondre au mieux à leurs attentes.</text:p>
      <text:p text:style-name="P67"/>
      <text:p text:style-name="P68">Une conférence à l'intention des professionnels et des parents sur le développement psychomoteur et la motricité libre peut être proposée.</text:p>
      <text:p text:style-name="P69"/>
      <text:p text:style-name="P70">Atelier Equilibre et<text:s/>Prévention de la chute :</text:p>
      <text:p text:style-name="P71"/>
      <text:p text:style-name="P72">Il est proposé aux maisons de retraite afin de prévenir le risque de chutes. La psychomotricienne propose aux personnes âgées des activités psychomotrices visant à (re)prendre conscience de ses sensations corporelles, de ses<text:s/>points d'appui, à mobiliser son regard...</text:p>
      <text:p text:style-name="P73"/>
      <text:p text:style-name="P74">Des ateliers sur la thématique de la mémoire auprès de personnes atteintes d’Alzheimer peut<text:s/>être proposé.</text:p>
      <text:p text:style-name="P75"/>
      <text:p text:style-name="P76"/>
      <text:p text:style-name="P77">Tarifs </text:p>
      <text:p text:style-name="P78"/>
      <text:p text:style-name="P79">Bilan psychomoteur : 130 euros (trois séances d'une heure + le compte rendu écrit)</text:p>
      <text:p text:style-name="P80">Séance individuelle (45 min) : 38 euros</text:p>
      <text:p text:style-name="P81">Réunion extérieure : 40€/h</text:p>
      <text:p text:style-name="P82">Frais de déplacement (pour les séances à domicile ou les réunions à l'extérieur) : 0.50 €/km</text:p>
      <text:p text:style-name="P83">Ateliers de prévention :<text:s/>à définir avec la structure en fonction du projet.</text:p>
      <text:p text:style-name="P84"/>
      <text:p text:style-name="P85">La fréquence est à définir en fonction des besoins du patient mais la régularité est nécessaire.<text:s/></text:p>
      <text:p text:style-name="P86"><text:span text:style-name="T87">L’exercice libéral est autorisé depuis 1988<text:s/></text:span>mais les séances de psychomotricité ne sont pas remboursées par la sécurité sociale. Certaines mutuelles peuvent prendre en charge une partie des honoraires, n’hésitez pas à me demander un devis.<text:s/>Pour certaines pathologies ou situation de handicap, la MDPH (Maison Départementale Des Personnes Handicapés) verse une allocation pour la participation aux soins psychomoteurs.</text:p>
      <text:p text:style-name="P88"><text:soft-page-break/>Il existe des structures proposant une prise en charge en psychomotricité non payante (prise en charge directe par la sécurité sociale) : les centres de guidance infantile, les  Centres Médico-Psychologiques et les centres d’action médico-sociale précoce.</text:p>
      <text:p text:style-name="P89"/>
      <text:p text:style-name="P90"/>
      <text:p text:style-name="P91">Biographie</text:p>
      <text:p text:style-name="P92"/>
      <text:p text:style-name="P93">Margaux CHARRIER</text:p>
      <text:p text:style-name="P94">Psychomotricienne diplômée d'état, j'exerce depuis 2013.<text:s/>Après avoir travaillé en institution auprès d'adolescents et jeunes adultes déficients intellectuels, je partage mon temps de travail entre mon activité libéral et un poste auprès d'enfants et adolescents autistes.</text:p>
      <text:p text:style-name="P95">Cette expérience auprès des enfants autistes m'a permis d'être formée aux outils recommandés par la Haute Autorité de Santé (HAS).</text:p>
      <text:p text:style-name="P96">Je suis membre de l'Association des Psychomotriciens du Maine (Sarthe) ; avec laquelle (en partie) je continue de me former.</text:p>
      <text:p text:style-name="P97"/>
      <text:p text:style-name="P98">Adeline FLORENTIN</text:p>
      <text:p text:style-name="P99">Psychomotricienne diplômée d’état, j’exerce depuis 2014. J’ai travaillé auprès de personnes âgées en maison de retraite, de jeunes enfants en CAMSP (centre d’action médico-sociale), d’enfants porteurs de handicap moteur en SESSD (service d’éducation spécialisée et de soins spécialisés à domicile). Actuellement je partage mon temps de travail entre mon activité libérale et un poste auprès d’enfants polyhandicapés en accueil de jour et en service à domicile.<text:s/></text:p>
      <text:p text:style-name="P100">Je suis membre de l'Association des Psychomotriciens du Maine (Sarthe) ;<text:s/>avec laquelle (en partie) je continue de me former.</text:p>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eline florentin</meta:initial-creator>
    <dc:creator>Adeline</dc:creator>
    <meta:creation-date>2016-10-16T17:30:00Z</meta:creation-date>
    <dc:date>2016-10-17T10:50:00Z</dc:date>
    <meta:template xlink:href="Normal" xlink:type="simple"/>
    <meta:editing-cycles>3</meta:editing-cycles>
    <meta:editing-duration>PT0S</meta:editing-duration>
    <meta:document-statistic meta:page-count="3" meta:paragraph-count="14" meta:word-count="1090" meta:character-count="7076" meta:row-count="50" meta:non-whitespace-character-count="6000"/>
  </office:meta>
</office:document-meta>
</file>